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Inter" svg:font-family="Inter, sans-serif"/>
    <style:font-face style:name="JetBrains Mono" svg:font-family="'JetBrains Mono', monospace"/>
    <style:font-face style:name="Lato Extended" svg:font-family="'Lato Extended', Lato, '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margin-top="0.1563in" fo:margin-bottom="0.1563in" style:contextual-spacing="false" fo:line-height="150%" fo:orphans="2" fo:widows="2" fo:text-indent="0in" style:auto-text-indent="false"/>
      <style:text-properties fo:font-variant="normal" fo:text-transform="none" fo:color="#666666" loext:opacity="100%" style:font-name="Lato Extended" fo:letter-spacing="normal" fo:font-style="normal" fo:font-weight="normal"/>
    </style:style>
    <style:style style:name="P2" style:family="paragraph" style:parent-style-name="Text_20_body">
      <style:paragraph-properties fo:margin-left="0in" fo:margin-right="0in" fo:margin-top="0.1252in" fo:margin-bottom="0.1252in" style:contextual-spacing="false" fo:orphans="2" fo:widows="2" fo:text-indent="0in" style:auto-text-indent="false"/>
      <style:text-properties fo:font-variant="normal" fo:text-transform="none" fo:color="#2d3b45" loext:opacity="100%" style:font-name="Lato Extended" fo:font-size="12pt" fo:letter-spacing="normal" fo:font-style="normal" fo:font-weight="normal"/>
    </style:style>
    <style:style style:name="P3" style:family="paragraph" style:parent-style-name="Text_20_body">
      <style:paragraph-properties fo:margin-left="0.2602in" fo:margin-right="0in" fo:margin-top="0in" fo:margin-bottom="0.0626in" style:contextual-spacing="false" fo:orphans="2" fo:widows="2" fo:text-indent="0in" style:auto-text-indent="false" fo:padding="0in" fo:border="none"/>
      <style:text-properties fo:font-variant="normal" fo:text-transform="none" fo:color="#2d3b45" loext:opacity="100%" style:font-name="Lato Extended" fo:font-size="12pt" fo:letter-spacing="normal" fo:font-style="normal" fo:font-weight="normal"/>
    </style:style>
    <style:style style:name="P4" style:family="paragraph" style:parent-style-name="Text_20_body">
      <style:paragraph-properties fo:margin-left="0.2602in" fo:margin-right="0in" fo:margin-top="0in" fo:margin-bottom="0.0626in" style:contextual-spacing="false" fo:orphans="2" fo:widows="2" fo:text-indent="0in" style:auto-text-indent="false" fo:padding="0in" fo:border="none"/>
      <style:text-properties fo:font-variant="normal" fo:text-transform="none" fo:color="#2d3b45" loext:opacity="100%" style:font-name="Lato Extended" fo:font-size="12pt" fo:letter-spacing="normal" fo:font-style="normal" fo:font-weight="normal" officeooo:rsid="000308bb" officeooo:paragraph-rsid="000308bb"/>
    </style:style>
    <style:style style:name="P5" style:family="paragraph" style:parent-style-name="Text_20_body">
      <style:paragraph-properties fo:margin-left="0.2602in" fo:margin-right="0in" fo:margin-top="0in" fo:margin-bottom="0.0626in" style:contextual-spacing="false" fo:orphans="2" fo:widows="2" fo:text-indent="0in" style:auto-text-indent="false" fo:padding="0in" fo:border="none"/>
      <style:text-properties fo:font-variant="normal" fo:text-transform="none" fo:color="#2d3b45" loext:opacity="100%" style:font-name="Lato Extended" fo:font-size="12pt" fo:letter-spacing="normal" fo:font-style="normal" fo:font-weight="normal" officeooo:rsid="000392e9" officeooo:paragraph-rsid="000392e9"/>
    </style:style>
    <style:style style:name="P6" style:family="paragraph" style:parent-style-name="Text_20_body">
      <style:paragraph-properties fo:margin-left="0.2602in" fo:margin-right="0in" fo:margin-top="0in" fo:margin-bottom="0.0626in" style:contextual-spacing="false" fo:orphans="2" fo:widows="2" fo:text-indent="0in" style:auto-text-indent="false" fo:padding="0in" fo:border="none"/>
      <style:text-properties fo:font-variant="normal" fo:text-transform="none" fo:color="#2d3b45" loext:opacity="100%" style:font-name="Lato Extended" fo:font-size="12pt" fo:letter-spacing="normal" fo:font-style="normal" fo:font-weight="normal" officeooo:rsid="000392e9" officeooo:paragraph-rsid="00051198"/>
    </style:style>
    <style:style style:name="P7" style:family="paragraph" style:parent-style-name="Text_20_body">
      <style:paragraph-properties fo:margin-left="0.2602in" fo:margin-right="0in" fo:margin-top="0in" fo:margin-bottom="0.0626in" style:contextual-spacing="false" fo:orphans="2" fo:widows="2" fo:text-indent="0in" style:auto-text-indent="false" fo:padding="0in" fo:border="none"/>
      <style:text-properties fo:font-variant="normal" fo:text-transform="none" fo:color="#2d3b45" loext:opacity="100%" style:font-name="Lato Extended" fo:font-size="12pt" fo:letter-spacing="normal" fo:font-style="normal" fo:font-weight="normal" officeooo:rsid="00051198" officeooo:paragraph-rsid="00051198"/>
    </style:style>
    <style:style style:name="P8" style:family="paragraph" style:parent-style-name="Text_20_body">
      <style:paragraph-properties fo:margin-left="0.2602in" fo:margin-right="0in" fo:margin-top="0in" fo:margin-bottom="0.0626in" style:contextual-spacing="false" fo:orphans="2" fo:widows="2" fo:text-indent="0in" style:auto-text-indent="false" fo:padding="0in" fo:border="none"/>
      <style:text-properties fo:font-variant="normal" fo:text-transform="none" fo:color="#2d3b45" loext:opacity="100%" style:font-name="Lato Extended" fo:font-size="12pt" fo:letter-spacing="normal" fo:font-style="normal" fo:font-weight="normal" officeooo:rsid="000656d3" officeooo:paragraph-rsid="000656d3"/>
    </style:style>
    <style:style style:name="P9" style:family="paragraph" style:parent-style-name="Text_20_body">
      <style:paragraph-properties fo:margin-left="0.2602in" fo:margin-right="0in" fo:margin-top="0in" fo:margin-bottom="0.0626in" style:contextual-spacing="false" fo:orphans="2" fo:widows="2" fo:text-indent="0in" style:auto-text-indent="false" fo:padding="0in" fo:border="none"/>
      <style:text-properties fo:font-variant="normal" fo:text-transform="none" fo:color="#2d3b45" loext:opacity="100%" style:font-name="Lato Extended" fo:font-size="12pt" fo:letter-spacing="normal" fo:font-style="normal" fo:font-weight="normal" officeooo:rsid="00083913" officeooo:paragraph-rsid="00083913"/>
    </style:style>
    <style:style style:name="P10" style:family="paragraph" style:parent-style-name="Text_20_body">
      <style:paragraph-properties fo:margin-left="0.2602in" fo:margin-right="0in" fo:margin-top="0in" fo:margin-bottom="0.0626in" style:contextual-spacing="false" fo:orphans="2" fo:widows="2" fo:text-indent="0in" style:auto-text-indent="false" fo:padding="0in" fo:border="none"/>
      <style:text-properties fo:font-variant="normal" fo:text-transform="none" fo:color="#2d3b45" loext:opacity="100%" style:font-name="Lato Extended" fo:font-size="12pt" fo:letter-spacing="normal" fo:font-style="normal" fo:font-weight="normal" officeooo:rsid="00097422" officeooo:paragraph-rsid="00097422"/>
    </style:style>
    <style:style style:name="P11" style:family="paragraph" style:parent-style-name="Text_20_body" style:list-style-name="L1">
      <style:text-properties officeooo:paragraph-rsid="00108a2a"/>
    </style:style>
    <style:style style:name="P12" style:family="paragraph" style:parent-style-name="Text_20_body" style:list-style-name="L1">
      <style:paragraph-properties fo:margin-left="0.2602in" fo:margin-right="0in" fo:margin-top="0in" fo:margin-bottom="0.0626in" style:contextual-spacing="false" fo:orphans="2" fo:widows="2" fo:text-indent="0in" style:auto-text-indent="false" fo:padding="0in" fo:border="none"/>
      <style:text-properties fo:font-variant="normal" fo:text-transform="none" fo:color="#2d3b45" loext:opacity="100%" style:font-name="Lato Extended" fo:font-size="12pt" fo:letter-spacing="normal" fo:font-style="normal" fo:font-weight="normal"/>
    </style:style>
    <style:style style:name="P13" style:family="paragraph" style:parent-style-name="Text_20_body">
      <style:paragraph-properties fo:margin-left="0.2602in" fo:margin-right="0in" fo:margin-top="0in" fo:margin-bottom="0.0626in" style:contextual-spacing="false" fo:orphans="2" fo:widows="2" fo:text-indent="0in" style:auto-text-indent="false" fo:padding="0in" fo:border="none"/>
      <style:text-properties fo:font-variant="normal" fo:text-transform="none" fo:color="#2d3b45" loext:opacity="100%" style:font-name="Lato Extended" fo:font-size="12pt" fo:letter-spacing="normal" fo:font-style="normal" fo:font-weight="normal" officeooo:rsid="000b03c3" officeooo:paragraph-rsid="000b03c3"/>
    </style:style>
    <style:style style:name="P14" style:family="paragraph" style:parent-style-name="Text_20_body" style:list-style-name="L1">
      <style:paragraph-properties fo:margin-left="0.2602in" fo:margin-right="0in" fo:margin-top="0in" fo:margin-bottom="0.0626in" style:contextual-spacing="false" fo:orphans="2" fo:widows="2" fo:text-indent="0in" style:auto-text-indent="false" fo:padding="0in" fo:border="none"/>
      <style:text-properties officeooo:paragraph-rsid="00108a2a"/>
    </style:style>
    <style:style style:name="P15" style:family="paragraph" style:parent-style-name="Text_20_body">
      <style:text-properties officeooo:rsid="000cf020" officeooo:paragraph-rsid="000cf020"/>
    </style:style>
    <style:style style:name="P16" style:family="paragraph" style:parent-style-name="Text_20_body">
      <style:text-properties officeooo:rsid="000d7290" officeooo:paragraph-rsid="000d7290"/>
    </style:style>
    <style:style style:name="P17" style:family="paragraph" style:parent-style-name="Text_20_body">
      <style:text-properties officeooo:paragraph-rsid="000d7290"/>
    </style:style>
    <style:style style:name="P18" style:family="paragraph" style:parent-style-name="Text_20_body">
      <style:text-properties officeooo:rsid="000dfd8b" officeooo:paragraph-rsid="000dfd8b"/>
    </style:style>
    <style:style style:name="P19" style:family="paragraph" style:parent-style-name="Text_20_body">
      <style:text-properties officeooo:rsid="000ee8a4" officeooo:paragraph-rsid="000ee8a4"/>
    </style:style>
    <style:style style:name="P20" style:family="paragraph" style:parent-style-name="Text_20_body">
      <style:text-properties officeooo:paragraph-rsid="00108a2a"/>
    </style:style>
    <style:style style:name="T1" style:family="text">
      <style:text-properties officeooo:rsid="000308bb"/>
    </style:style>
    <style:style style:name="T2" style:family="text">
      <style:text-properties officeooo:rsid="000392e9"/>
    </style:style>
    <style:style style:name="T3" style:family="text">
      <style:text-properties officeooo:rsid="00046923"/>
    </style:style>
    <style:style style:name="T4" style:family="text">
      <style:text-properties officeooo:rsid="00051198"/>
    </style:style>
    <style:style style:name="T5" style:family="text">
      <style:text-properties officeooo:rsid="000656d3"/>
    </style:style>
    <style:style style:name="T6" style:family="text">
      <style:text-properties fo:color="#044c9f" loext:opacity="100%" style:font-name="JetBrains Mono" style:text-underline-style="solid" style:text-underline-width="auto" style:text-underline-color="font-color" officeooo:rsid="00108a2a" fo:background-color="#edeef0" loext:char-shading-value="0" loext:padding="0in" loext:border="none"/>
    </style:style>
    <style:style style:name="T7" style:family="text">
      <style:text-properties fo:font-variant="normal" fo:text-transform="none" fo:color="#044c9f" loext:opacity="100%" style:font-name="JetBrains Mono" fo:font-size="12pt" fo:letter-spacing="normal" fo:font-style="normal" style:text-underline-style="solid" style:text-underline-width="auto" style:text-underline-color="font-color" fo:font-weight="normal" fo:background-color="#edeef0" loext:char-shading-value="0" loext:padding="0in" loext:border="none"/>
    </style:style>
    <style:style style:name="T8" style:family="text">
      <style:text-properties fo:font-variant="normal" fo:text-transform="none" fo:color="#044c9f" loext:opacity="100%" style:font-name="Inter" fo:font-size="12pt" fo:letter-spacing="normal" fo:font-style="normal" style:text-underline-style="solid" style:text-underline-width="auto" style:text-underline-color="font-color" fo:font-weight="normal"/>
    </style:style>
    <style:style style:name="T9" style:family="text">
      <style:text-properties fo:font-variant="normal" fo:text-transform="none" fo:color="#000000" loext:opacity="100%" style:font-name="Inter" fo:font-size="12pt" fo:letter-spacing="normal" fo:font-style="normal" fo:font-weight="normal"/>
    </style:style>
    <style:style style:name="T10" style:family="text">
      <style:text-properties fo:font-variant="normal" fo:text-transform="none" fo:color="#000000" loext:opacity="100%" style:font-name="Inter" fo:font-size="12pt" fo:letter-spacing="normal" fo:font-style="normal" fo:font-weight="normal" fo:background-color="transparent" loext:char-shading-value="0"/>
    </style:style>
    <style:style style:name="T11" style:family="text">
      <style:text-properties fo:font-variant="normal" fo:text-transform="none" fo:color="#000000" loext:opacity="100%" style:font-name="Inter" fo:font-size="12pt" fo:letter-spacing="normal" fo:font-style="normal" fo:font-weight="normal" officeooo:rsid="000d7290" fo:background-color="transparent" loext:char-shading-value="0"/>
    </style:style>
    <style:style style:name="T12" style:family="text">
      <style:text-properties fo:font-variant="normal" fo:text-transform="none" fo:color="#000000" loext:opacity="100%" style:font-name="Inter" fo:font-size="12pt" fo:letter-spacing="normal" fo:font-style="normal" fo:font-weight="normal" officeooo:rsid="00108a2a"/>
    </style:style>
    <style:style style:name="T13" style:family="text">
      <style:text-properties fo:font-variant="normal" fo:text-transform="none" fo:color="#000000" loext:opacity="100%" style:font-name="Inter" fo:font-size="12pt" fo:letter-spacing="normal" fo:font-weight="normal" fo:background-color="transparent" loext:char-shading-value="0"/>
    </style:style>
    <style:style style:name="T14" style:family="text">
      <style:text-properties fo:font-variant="normal" fo:text-transform="none" fo:color="#000000" loext:opacity="100%" style:font-name="JetBrains Mono" fo:font-size="12pt" fo:letter-spacing="normal" fo:font-style="normal" fo:font-weight="normal" fo:background-color="#edeef0" loext:char-shading-value="0" loext:padding="0in" loext:border="none"/>
    </style:style>
    <style:style style:name="T15" style:family="text">
      <style:text-properties fo:font-variant="normal" fo:text-transform="none" fo:color="#000000" loext:opacity="100%" fo:font-size="12pt" fo:letter-spacing="normal" fo:font-weight="normal" officeooo:rsid="000d7290" fo:background-color="transparent" loext:char-shading-value="0"/>
    </style:style>
    <style:style style:name="T16" style:family="text">
      <style:text-properties fo:font-variant="normal" fo:text-transform="none" style:use-window-font-color="true" loext:opacity="0%" style:text-line-through-style="none" style:text-line-through-type="none" style:font-name="Inter" fo:font-size="12pt" fo:letter-spacing="normal" fo:font-style="normal" style:text-underline-style="none" fo:font-weight="normal" officeooo:rsid="000b03c3" style:text-blinking="false" fo:background-color="transparent" loext:char-shading-value="0"/>
    </style:style>
    <style:style style:name="T17" style:family="text">
      <style:text-properties fo:font-variant="normal" fo:text-transform="none" style:use-window-font-color="true" loext:opacity="0%" style:text-line-through-style="none" style:text-line-through-type="none" style:font-name="Inter" fo:font-size="12pt" fo:letter-spacing="normal" fo:font-style="normal" style:text-underline-style="none" fo:font-weight="normal" style:text-blinking="false" fo:background-color="transparent" loext:char-shading-value="0"/>
    </style:style>
    <style:style style:name="T18" style:family="text">
      <style:text-properties fo:font-variant="normal" fo:text-transform="none" style:use-window-font-color="true" loext:opacity="0%" style:font-name="Inter" fo:font-size="12pt" fo:letter-spacing="normal" fo:font-style="normal" fo:font-weight="normal" officeooo:rsid="000b03c3" fo:background-color="transparent" loext:char-shading-value="0"/>
    </style:style>
    <style:style style:name="T19" style:family="text">
      <style:text-properties fo:font-variant="normal" fo:text-transform="none" style:use-window-font-color="true" loext:opacity="0%" style:font-name="Inter" fo:font-size="12pt" fo:letter-spacing="normal" fo:font-style="normal" fo:font-weight="normal" fo:background-color="transparent" loext:char-shading-value="0"/>
    </style:style>
    <style:style style:name="T20" style:family="text">
      <style:text-properties fo:font-variant="normal" fo:text-transform="none" style:use-window-font-color="true" loext:opacity="0%" style:font-name="Inter" fo:font-size="12pt" fo:letter-spacing="normal" fo:font-style="normal" fo:font-weight="normal" officeooo:rsid="000d7290" fo:background-color="transparent" loext:char-shading-value="0"/>
    </style:style>
    <style:style style:name="T21" style:family="text">
      <style:text-properties fo:font-variant="normal" fo:text-transform="none" style:use-window-font-color="true" loext:opacity="0%" style:font-name="Inter" fo:font-size="12pt" fo:letter-spacing="normal" fo:font-style="normal" fo:font-weight="normal" officeooo:rsid="000ee8a4" fo:background-color="transparent" loext:char-shading-value="0"/>
    </style:style>
    <style:style style:name="T22" style:family="text">
      <style:text-properties fo:font-variant="normal" fo:text-transform="none" fo:color="#2d3b45" loext:opacity="100%" style:font-name="Lato Extended" fo:font-size="12pt" fo:letter-spacing="normal" fo:font-style="normal" fo:font-weight="normal"/>
    </style:style>
    <style:style style:name="T23" style:family="text">
      <style:text-properties style:font-name="Arial"/>
    </style:style>
    <style:style style:name="T24" style:family="text">
      <style:text-properties officeooo:rsid="00108a2a"/>
    </style:style>
    <text:list-style style:name="L1">
      <text:list-level-style-bullet text:level="1" text:style-name="Bullet_20_Symbols" loext:num-list-format="%1%." style:num-suffix="." text:bullet-char="•">
        <style:list-level-properties text:space-before="0.260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60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60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uổi 2: Kiến trúc REST và HTTP Fundamentals</text:h>
      <text:p text:style-name="P2">Kiến thức cần đạt:</text:p>
      <text:list text:style-name="L1">
        <text:list-item>
          <text:p text:style-name="P12">Nắm 6 nguyên tắc của kiến trúc REST (Stateless, Client-Server, Cacheable, Uniform Interface, Layered System, Code on Demand)</text:p>
        </text:list-item>
      </text:list>
      <text:p text:style-name="P4">- REST is an architectural style for distributed hypermedia systems</text:p>
      <text:p text:style-name="P4">- REST is a hybrid style derived from several network-based architectural styles with additional constraints that define a uniform connector interface</text:p>
      <text:p text:style-name="P4"/>
      <text:p text:style-name="P4">6 principles of REST architecture</text:p>
      <text:p text:style-name="P3">- <text:span text:style-name="T1">Client-Server</text:span></text:p>
      <text:p text:style-name="P4">+ Separation of concerns: separating the user interface concerns from data storage concerns, improve the portability of the user interface across multiple platform and improve scalability by simplifying server components. The client and the server act independently, interacts only via requests and responses</text:p>
      <text:p text:style-name="P4">+ Allows components to evolve independently: <text:span text:style-name="T2">interacting only via requests and responses </text:span></text:p>
      <text:p text:style-name="P4">+ Supporting Internet scale requirement of multiple organizational domains</text:p>
      <text:p text:style-name="P3">- <text:span text:style-name="T1">Stateless</text:span></text:p>
      <text:p text:style-name="P4">+ Communication between client and server must be stateless in nature: each request from the client to server must contain all the information necessary to understand the request without relying on any stored context on the server.</text:p>
      <text:p text:style-name="P5">+ Improve visibility, reliability and scalability</text:p>
      <text:p text:style-name="P5">Visibility: monitoring system does not have to look beyond a single request datum in order to determine the full nature of the request <text:span text:style-name="T3">(proxy or firewall)</text:span></text:p>
      <text:p text:style-name="P5">Reliability: recovering from partial failures is made easier <text:span text:style-name="T3">(doesn’t have to remember client’s previous state)</text:span></text:p>
      <text:p text:style-name="P5">Scalability: not having to store state between requests allow the server component to quickly free resources <text:span text:style-name="T3">(does not need it anymore after responding)</text:span>, further simplifies implementation because the server doesn’t have to manage <text:soft-page-break/>resource usage across requests (any server can handle any request =&gt; can easily add more servers to handle increased traffic, <text:span text:style-name="T4">doesn’t need massive memory to store context</text:span>)</text:p>
      <text:p text:style-name="P6">- <text:span text:style-name="T3">Trade-off:</text:span></text:p>
      <text:p text:style-name="P6"><text:span text:style-name="T4">+ </text:span><text:span text:style-name="T3">may send repetitive data thus decrease network performance </text:span><text:span text:style-name="T4">(every requests from client side must have enough information for server to understand)</text:span></text:p>
      <text:p text:style-name="P7">+ Consistency: every request is isolated, making it the client’s side responsibility to implement the correct semantics and provide the necessary context. Servers can’t guarantee consistent behavior</text:p>
      <text:p text:style-name="P3">- <text:span text:style-name="T1">Cache</text:span></text:p>
      <text:p text:style-name="P7">+ Data within the response to a request be implicitly or explicitly labeled as cacheable or non-cacheable. A client cache can reuse that response data for later equivalent requests</text:p>
      <text:p text:style-name="P7">+ May partially or completely eliminate some interactions, improving efficiency, scalability and user-perceived performance by reducing the average latency of a series of interactions</text:p>
      <text:p text:style-name="P7">+ Trade-off: may decrease reliability <text:span text:style-name="T5">if stale data is significantly different from the server’s current data.</text:span></text:p>
      <text:p text:style-name="P3">- <text:span text:style-name="T1">Uniform interface</text:span></text:p>
      <text:p text:style-name="P8">+ The central feature that distinguishes REST architectural style form other network-based styles is its emphasis on a uniform interface between components.</text:p>
      <text:p text:style-name="P8">+ By ensuring the components have a general interface, the overall system architecture is simplified and the visibility of interactions is improved.</text:p>
      <text:p text:style-name="P8">+ Implementations are decoupled from the services they provide, encouraging independent evolvability.</text:p>
      <text:p text:style-name="P8">+ Trade-off: a uniform interface degrades efficiency: forcing information transferring to be made in a standardized form rather than one that is specific to an application’s needs.</text:p>
      <text:p text:style-name="P8">REST interface is designed to be efficient for large-grain hypermedia data transfer, optimizing for the common case of the web but not optimal for other forms of architectural interaction.</text:p>
      <text:p text:style-name="P8">+ For interface constraints are made to guide the behavior of components, ensuring a uniform interface:</text:p>
      <text:p text:style-name="P8">Identification of resources</text:p>
      <text:p text:style-name="P8">Manipulation of resources through representations</text:p>
      <text:p text:style-name="P8"><text:soft-page-break/>Self-descriptive messages</text:p>
      <text:p text:style-name="P8">Hypermedia as the engine of application state </text:p>
      <text:p text:style-name="P3">- <text:span text:style-name="T1">Layered System</text:span></text:p>
      <text:p text:style-name="P9">+ Further improve behavior for Internet-scale requirement</text:p>
      <text:p text:style-name="P9">+ Layered system style allows an architecture to be composed of hierarchical layers by constraining component behavior such that each component cannot see beyond the immediate layer that they are interacting with</text:p>
      <text:p text:style-name="P9">+ Trade-off:</text:p>
      <text:p text:style-name="P9">Adds overhead and latency to the processing of data, reducing user-perceived performance. </text:p>
      <text:p text:style-name="P3">- <text:span text:style-name="T1">Code on demand (optional)</text:span></text:p>
      <text:p text:style-name="P9">+ REST allows client functionality to be extended by downloading and executing code in the form of applets or scripts.</text:p>
      <text:p text:style-name="P10">+ Simplifies clients by reducing the number of features required to be pre-implemented, allowing features to be downloaded after deployment which improves system extensibility</text:p>
      <text:p text:style-name="P10">+ Reduces visibility: an intermediary cannot determine the future actions of the code</text:p>
      <text:list text:continue-numbering="true" text:style-name="L1">
        <text:list-header>
          <text:p text:style-name="P14"><text:span text:style-name="T22">Hiểu HTTP methods (GET, POST, PUT, DELETE, PATCH), status codes, headers</text:span></text:p>
          <text:p text:style-name="P11"><text:span text:style-name="T12">GET: </text:span><text:span text:style-name="T9">The </text:span><text:span text:style-name="Source_20_Text"><text:span text:style-name="T14">GET</text:span></text:span><text:span text:style-name="T9"> method requests a representation of the specified resource. Requests using </text:span><text:span text:style-name="Source_20_Text"><text:span text:style-name="T14">GET</text:span></text:span><text:span text:style-name="T9"> should only retrieve data and should not contain a reques</text:span><text:span text:style-name="T12">t content.</text:span></text:p>
          <text:p text:style-name="P11"><text:span text:style-name="T12">HEAD: </text:span><text:span text:style-name="T9">The </text:span><text:span text:style-name="Source_20_Text"><text:span text:style-name="T14">HEAD</text:span></text:span><text:span text:style-name="T9"> method asks for a response identical to a </text:span><text:span text:style-name="Source_20_Text"><text:span text:style-name="T14">GET</text:span></text:span><text:span text:style-name="T9"> request, but without a response body.</text:span></text:p>
          <text:p text:style-name="P11"><text:span text:style-name="T12">POST: </text:span><text:span text:style-name="T9">The </text:span><text:span text:style-name="Source_20_Text"><text:span text:style-name="T14">POST</text:span></text:span><text:span text:style-name="T9"> method submits an entity to the specified resource, often causing a change in state or side effects on the server.</text:span></text:p>
          <text:p text:style-name="P11"><text:span text:style-name="T12">PUT: </text:span><text:span text:style-name="T9">The </text:span><text:span text:style-name="Source_20_Text"><text:span text:style-name="T14">PUT</text:span></text:span><text:span text:style-name="T9"> method replaces all current representations of the target resource with the reques</text:span><text:span text:style-name="T12">t content</text:span></text:p>
          <text:p text:style-name="P11"><text:span text:style-name="T12">DELETE: </text:span><text:span text:style-name="T9">The </text:span><text:span text:style-name="Source_20_Text"><text:span text:style-name="T14">DELETE</text:span></text:span><text:span text:style-name="T9"> method deletes the specified resource.</text:span></text:p>
          <text:p text:style-name="P11"><text:span text:style-name="T12">CONNECT: </text:span><text:span text:style-name="T9">The </text:span><text:span text:style-name="Source_20_Text"><text:span text:style-name="T14">CONNECT</text:span></text:span><text:span text:style-name="T9"> method establishes a tunnel to the server identified by the target resource.</text:span></text:p>
          <text:p text:style-name="P11"><text:span text:style-name="T12">OPTIONS: </text:span><text:span text:style-name="T9">The </text:span><text:span text:style-name="Source_20_Text"><text:span text:style-name="T14">OPTIONS</text:span></text:span><text:span text:style-name="T9"> method describes the communication options for the target resource.</text:span></text:p>
          <text:p text:style-name="P11"><text:soft-page-break/><text:span text:style-name="T12">TRACE: </text:span><text:span text:style-name="T9">The </text:span><text:span text:style-name="Source_20_Text"><text:span text:style-name="T14">TRACE</text:span></text:span><text:span text:style-name="T9"> method performs a message loop-back test along the path to the target resource.</text:span></text:p>
          <text:p text:style-name="P11"><text:span text:style-name="T12">PATCH: </text:span><text:span text:style-name="T9">The </text:span><text:span text:style-name="Source_20_Text"><text:span text:style-name="T14">PATCH</text:span></text:span><text:span text:style-name="T9"> method applies partial modifications to a resource.</text:span></text:p>
        </text:list-header>
      </text:list>
      <text:p text:style-name="P13">Status codes:</text:p>
      <text:p text:style-name="Text_20_body"><text:a xlink:type="simple" xlink:href="https://developer.mozilla.org/en-US/docs/Web/HTTP/Reference/Status#informational_responses" text:style-name="Internet_20_link" text:visited-style-name="Visited_20_Internet_20_Link"><text:span text:style-name="T16">Informational responses</text:span></text:a><text:span text:style-name="T18"> (1xx)</text:span></text:p>
      <text:p text:style-name="P15"><text:span text:style-name="T18">1</text:span><text:span text:style-name="T19">00 Continue: Client should continue the request or ignore the response if the request is already finished</text:span></text:p>
      <text:p text:style-name="P15"><text:span text:style-name="T19">101 Switching Portocols: sent in response to an Upgrade request header from the client and indicates the protocol the server is switching to</text:span></text:p>
      <text:p text:style-name="Text_20_body"><text:a xlink:type="simple" xlink:href="https://developer.mozilla.org/en-US/docs/Web/HTTP/Reference/Status#successful_responses" text:style-name="Internet_20_link" text:visited-style-name="Visited_20_Internet_20_Link"><text:span text:style-name="T17">Successful responses</text:span></text:a><text:span text:style-name="T19"> </text:span><text:span text:style-name="T18">(2xx)</text:span></text:p>
      <text:p text:style-name="P15"><text:span text:style-name="T18">2</text:span><text:span text:style-name="T19">00 OK: Request succeeded</text:span></text:p>
      <text:p text:style-name="P15"><text:span text:style-name="T19">201 Created: new resource was created successfully</text:span></text:p>
      <text:p text:style-name="P15"><text:span text:style-name="T19">202 Accepted: request received but not yet acted upon</text:span></text:p>
      <text:p text:style-name="Text_20_body"><text:a xlink:type="simple" xlink:href="https://developer.mozilla.org/en-US/docs/Web/HTTP/Reference/Status#redirection_messages" text:style-name="Internet_20_link" text:visited-style-name="Visited_20_Internet_20_Link"><text:span text:style-name="T17">Redirection messages</text:span></text:a><text:span text:style-name="T19"> </text:span><text:span text:style-name="T18">(3xx)</text:span></text:p>
      <text:p text:style-name="P16"><text:span text:style-name="T19">301 Moved permanently: url of the requested resource has been changed permanently</text:span></text:p>
      <text:p text:style-name="P17"><text:span text:style-name="T20">302 Found: </text:span><text:span text:style-name="T10">URI of requested resource has been changed </text:span><text:span text:style-name="Emphasis"><text:span text:style-name="T13">temporarily</text:span></text:span></text:p>
      <text:p text:style-name="P17"><text:span text:style-name="Emphasis"><text:span text:style-name="T20">303 See other: </text:span></text:span><text:span text:style-name="Emphasis"><text:span text:style-name="T11">The server sent this response to direct the client to get the requested resource at another URI with a </text:span></text:span><text:span text:style-name="Source_20_Text"><text:span text:style-name="T15">GET</text:span></text:span><text:span text:style-name="Emphasis"><text:span text:style-name="T11"> request.</text:span></text:span></text:p>
      <text:p text:style-name="Text_20_body"><text:a xlink:type="simple" xlink:href="https://developer.mozilla.org/en-US/docs/Web/HTTP/Reference/Status#client_error_responses" text:style-name="Internet_20_link" text:visited-style-name="Visited_20_Internet_20_Link"><text:span text:style-name="T17">Client error responses</text:span></text:a><text:span text:style-name="T19"> </text:span><text:span text:style-name="T18">(4xx)</text:span></text:p>
      <text:p text:style-name="P18"><text:span text:style-name="T18">4</text:span><text:span text:style-name="T19">00 Bad Request: server cannot or will not process the request due to (perceived) client error</text:span></text:p>
      <text:p text:style-name="P18"><text:span text:style-name="T19">401 Unauthorized: client must authenticate to get the requested response</text:span></text:p>
      <text:p text:style-name="P18"><text:span text:style-name="T19">403 Forbidden: client does not have access rights to the content (different from 40</text:span><text:span text:style-name="T21">1</text:span><text:span text:style-name="T19"> Unauthorized since the client’s identity is known to the server)</text:span></text:p>
      <text:p text:style-name="P19"><text:span text:style-name="T19">404 Not Found: server cannot find the requested resource</text:span></text:p>
      <text:p text:style-name="P20"><text:span text:style-name="T16">S</text:span><text:a xlink:type="simple" xlink:href="https://developer.mozilla.org/en-US/docs/Web/HTTP/Reference/Status#server_error_responses" text:style-name="Internet_20_link" text:visited-style-name="Visited_20_Internet_20_Link"><text:span text:style-name="T17">erver error responses</text:span></text:a><text:span text:style-name="T19"> </text:span><text:span text:style-name="T18">(5xx)</text:span></text:p>
      <text:p text:style-name="P20"><text:bookmark text:name="500_internal_server_error"/><text:span text:style-name="Source_20_Text"><text:span text:style-name="T23">500 Internal Server Error: </text:span></text:span><text:span text:style-name="T9">The server has encountered a situation it does not know how to handle</text:span></text:p>
      <text:p text:style-name="Text_20_body"><text:span text:style-name="Source_20_Text">502 Bad Gateway</text:span>:<text:span text:style-name="T9">This error response means that the server, while working as a gateway to get a response needed to handle the request, got an invalid response.</text:span></text:p>
      <text:p text:style-name="P20"><text:span text:style-name="Source_20_Text"><text:span text:style-name="T24">5</text:span></text:span><text:span text:style-name="Source_20_Text">03 Service Unavailable:</text:span><text:span text:style-name="T9">The server is not ready to handle the request. </text:span></text:p>
      <text:p text:style-name="Text_20_body"><text:bookmark text:name="504_gateway_timeout"/><text:soft-page-break/><text:span text:style-name="Source_20_Text">504 Gateway Timeou</text:span><text:span text:style-name="Source_20_Text"><text:span text:style-name="T24">t</text:span></text:span><text:span text:style-name="Source_20_Text">: </text:span><text:span text:style-name="T9">This error response is given when the server is acting as a gateway and cannot get a response in time.</text:span></text:p>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Inter" svg:font-family="Inter, sans-serif"/>
    <style:font-face style:name="JetBrains Mono" svg:font-family="'JetBrains Mono', monospace"/>
    <style:font-face style:name="Lato Extended" svg:font-family="'Lato Extended', Lato, '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2602in" fo:margin-right="0in" fo:margin-top="0in" fo:margin-bottom="0.0626in" style:contextual-spacing="false" fo:line-height="115%" fo:orphans="2" fo:widows="2" fo:text-indent="0in" style:auto-text-indent="false" fo:padding="0in" fo:border="non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style:style>
    <style:style style:name="List_20_Contents" style:display-name="List Contents" style:family="paragraph" style:parent-style-name="Standard" style:class="html">
      <style:paragraph-properties fo:margin-left="0.3937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1T22:25:25.498184776</meta:creation-date>
    <dc:date>2026-03-03T23:38:17.153477729</dc:date>
    <meta:editing-duration>PT37M50S</meta:editing-duration>
    <meta:editing-cycles>8</meta:editing-cycles>
    <meta:generator>LibreOffice/24.2.7.2$Linux_X86_64 LibreOffice_project/420$Build-2</meta:generator>
    <meta:document-statistic meta:table-count="0" meta:image-count="0" meta:object-count="0" meta:page-count="5" meta:paragraph-count="76" meta:word-count="1093" meta:character-count="7149" meta:non-whitespace-character-count="6137"/>
  </office:meta>
</office:document-meta>
</file>